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6730000155ECB466EA1.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Liberation Serif" svg:font-family="'Liberation Serif'" style:font-family-generic="roman"/>
    <style:font-face style:name="Times New Roman2" svg:font-family="'Times New Roman', 'Times New Roman'" style:font-family-generic="roman"/>
    <style:font-face style:name="Cambria" svg:font-family="Cambria, Cambria" style:font-family-generic="swiss"/>
    <style:font-face style:name="Times New Roman1" svg:font-family="'Times New Roman', Time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fo:text-align="center" style:justify-single-word="false" style:text-autospace="none"/>
      <style:text-properties fo:color="#355e00"/>
    </style:style>
    <style:style style:name="P3" style:family="paragraph" style:parent-style-name="Standard">
      <style:paragraph-properties fo:text-align="center" style:justify-single-word="false" style:text-autospace="none"/>
      <style:text-properties fo:color="#355e00" style:font-name="Cambria" fo:font-size="20pt" fo:font-weight="bold" style:font-name-asian="Cambria" style:font-size-asian="20pt" style:font-weight-asian="bold" style:font-name-complex="Cambria" style:font-size-complex="20pt" style:font-weight-complex="bold"/>
    </style:style>
    <style:style style:name="P4" style:family="paragraph" style:parent-style-name="Standard">
      <style:paragraph-properties fo:text-align="center" style:justify-single-word="false" style:text-autospace="none"/>
      <style:text-properties fo:color="#000000" style:font-name="Times New Roman1" fo:font-size="18pt" fo:font-weight="bold" style:font-name-asian="Times New Roman1" style:font-size-asian="18pt" style:font-weight-asian="bold" style:font-name-complex="Times New Roman1" style:font-size-complex="18pt" style:font-weight-complex="bold"/>
    </style:style>
    <style:style style:name="P5" style:family="paragraph" style:parent-style-name="Standard">
      <style:paragraph-properties style:text-autospace="none"/>
      <style:text-properties fo:color="#000000" style:font-name="Times New Roman1" fo:font-size="18pt" fo:font-weight="bold" style:font-name-asian="Times New Roman1" style:font-size-asian="18pt" style:font-weight-asian="bold" style:font-name-complex="Times New Roman1" style:font-size-complex="18pt" style:font-weight-complex="bold"/>
    </style:style>
    <style:style style:name="P6" style:family="paragraph" style:parent-style-name="Standard">
      <style:paragraph-properties style:text-autospace="none"/>
      <style:text-properties fo:color="#000000" style:font-name="Times New Roman2" fo:font-size="12pt" fo:font-weight="bold" style:font-name-asian="Times New Roman2" style:font-size-asian="12pt" style:font-weight-asian="bold" style:font-name-complex="Times New Roman2" style:font-size-complex="12pt" style:font-weight-complex="bold"/>
    </style:style>
    <style:style style:name="P7" style:family="paragraph" style:parent-style-name="Standard">
      <style:paragraph-properties style:text-autospace="none"/>
      <style:text-properties fo:color="#000000" style:font-name="Times New Roman2" fo:font-size="12pt" fo:font-weight="normal" style:font-name-asian="Times New Roman2" style:font-size-asian="12pt" style:font-weight-asian="normal" style:font-name-complex="Times New Roman2" style:font-size-complex="12pt" style:font-weight-complex="normal"/>
    </style:style>
    <style:style style:name="P8" style:family="paragraph" style:parent-style-name="Standard">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Preformatted_20_Text">
      <style:text-properties fo:color="#666600" style:font-name="Calibri" fo:font-size="12pt" fo:font-weight="normal" style:font-size-asian="12pt" style:font-weight-asian="normal" style:font-size-complex="12pt" style:font-weight-complex="normal"/>
    </style:style>
    <style:style style:name="P10" style:family="paragraph" style:parent-style-name="Preformatted_20_Text">
      <style:text-properties style:use-window-font-color="true" style:font-name="Calibri" fo:font-size="16pt" fo:font-weight="bold" style:font-size-asian="16pt" style:font-weight-asian="bold" style:font-size-complex="16pt" style:font-weight-complex="bold"/>
    </style:style>
    <style:style style:name="P11" style:family="paragraph" style:parent-style-name="Preformatted_20_Text">
      <style:text-properties style:font-name="Calibri" fo:font-size="12pt" fo:font-weight="normal" style:font-size-asian="12pt" style:font-weight-asian="normal" style:font-size-complex="12pt" style:font-weight-complex="normal"/>
    </style:style>
    <style:style style:name="P12" style:family="paragraph" style:parent-style-name="Preformatted_20_Text">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Preformatted_20_Text">
      <style:text-properties style:font-name="Calibri" fo:font-size="12pt" style:font-size-asian="12pt" style:font-size-complex="12pt"/>
    </style:style>
    <style:style style:name="P14" style:family="paragraph" style:parent-style-name="Preformatted_20_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Preformatted_20_Text">
      <style:text-properties style:font-name="Calibri" fo:font-size="16pt" fo:font-weight="bold" style:font-size-asian="16pt" style:font-weight-asian="bold" style:font-size-complex="16pt" style:font-weight-complex="bold"/>
    </style:style>
    <style:style style:name="P16" style:family="paragraph" style:parent-style-name="Preformatted_20_Text">
      <style:text-properties style:font-name="Calibri" fo:font-size="16pt" fo:font-style="normal" fo:font-weight="bold" style:font-size-asian="16pt" style:font-style-asian="normal" style:font-weight-asian="bold" style:font-size-complex="16pt" style:font-style-complex="normal" style:font-weight-complex="bold"/>
    </style:style>
    <style:style style:name="P17" style:family="paragraph" style:parent-style-name="Preformatted_20_Text">
      <style:text-properties style:font-name="Calibri" fo:font-size="15pt" fo:font-weight="bold" style:font-size-asian="15pt" style:font-weight-asian="bold" style:font-size-complex="15pt" style:font-weight-complex="bold"/>
    </style:style>
    <style:style style:name="P18" style:family="paragraph" style:parent-style-name="Preformatted_20_Text">
      <style:text-properties style:font-name="Calibri" fo:font-size="13pt" fo:font-weight="bold" style:font-size-asian="13pt" style:font-weight-asian="bold" style:font-size-complex="13pt" style:font-weight-complex="bold"/>
    </style:style>
    <style:style style:name="P19" style:family="paragraph" style:parent-style-name="Preformatted_20_Text">
      <style:text-properties fo:font-size="12pt" fo:font-weight="normal" style:font-size-asian="12pt" style:font-weight-asian="normal" style:font-size-complex="12pt" style:font-weight-complex="normal"/>
    </style:style>
    <style:style style:name="P20" style:family="paragraph" style:parent-style-name="Preformatted_20_Text" style:list-style-name="L1"/>
    <style:style style:name="P21" style:family="paragraph" style:parent-style-name="Preformatted_20_Text">
      <style:text-properties style:font-name="Calibri" fo:font-size="12pt" fo:font-weight="normal" style:font-size-asian="12pt" style:font-weight-asian="normal" style:font-size-complex="12pt" style:font-weight-complex="normal"/>
    </style:style>
    <style:style style:name="P22" style:family="paragraph" style:parent-style-name="Preformatted_20_Text" style:list-style-name="L1">
      <style:text-properties style:font-name="Calibri" fo:font-size="12pt" fo:font-weight="normal" style:font-size-asian="12pt" style:font-weight-asian="normal" style:font-size-complex="12pt" style:font-weight-complex="normal"/>
    </style:style>
    <style:style style:name="P23" style:family="paragraph" style:parent-style-name="Preformatted_20_Text" style:list-style-name="L2">
      <style:text-properties style:font-name="Calibri" fo:font-size="12pt" fo:font-weight="normal" style:font-size-asian="12pt" style:font-weight-asian="normal" style:font-size-complex="12pt" style:font-weight-complex="normal"/>
    </style:style>
    <style:style style:name="P24" style:family="paragraph" style:parent-style-name="Preformatted_20_Text" style:list-style-name="L3">
      <style:text-properties style:font-name="Calibri" fo:font-size="12pt" fo:font-weight="normal" style:font-size-asian="12pt" style:font-weight-asian="normal" style:font-size-complex="12pt" style:font-weight-complex="normal"/>
    </style:style>
    <style:style style:name="P25" style:family="paragraph" style:parent-style-name="Preformatted_20_Text">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26" style:family="paragraph" style:parent-style-name="Preformatted_20_Text" style:list-style-name="L2">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27" style:family="paragraph" style:parent-style-name="Preformatted_20_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Preformatted_20_Text" style:list-style-name="L4">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Preformatted_20_Text" style:list-style-name="L5">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Preformatted_20_Text" style:list-style-name="L6">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Preformatted_20_Text">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P32" style:family="paragraph" style:parent-style-name="Preformatted_20_Text">
      <style:text-properties style:font-name="Calibri" fo:font-size="12pt" style:font-size-asian="12pt" style:font-size-complex="12pt"/>
    </style:style>
    <style:style style:name="P33" style:family="paragraph" style:parent-style-name="Preformatted_20_Text">
      <style:text-properties style:font-name="Calibri" fo:font-size="13pt" fo:font-weight="bold" style:font-size-asian="13pt" style:font-weight-asian="bold" style:font-size-complex="13pt" style:font-weight-complex="bold"/>
    </style:style>
    <style:style style:name="P34" style:family="paragraph" style:parent-style-name="Preformatted_20_Text">
      <style:paragraph-properties fo:text-align="start" style:justify-single-word="false"/>
      <style:text-properties style:font-name="Calibri" fo:font-size="16pt" fo:font-weight="normal" style:font-size-asian="16pt" style:font-weight-asian="normal" style:font-size-complex="16pt" style:font-weight-complex="normal"/>
    </style:style>
    <style:style style:name="P35" style:family="paragraph" style:parent-style-name="Preformatted_20_Text">
      <style:text-properties style:font-name="Calibri" fo:font-size="16pt" fo:font-style="normal" fo:font-weight="bold" style:font-size-asian="16pt" style:font-style-asian="normal" style:font-weight-asian="bold" style:font-size-complex="16pt" style:font-style-complex="normal" style:font-weight-complex="bold"/>
    </style:style>
    <style:style style:name="P36" style:family="paragraph" style:parent-style-name="Preformatted_20_Text">
      <style:text-properties style:font-name="Calibri" fo:font-size="15pt" fo:font-weight="bold" style:font-size-asian="15pt" style:font-weight-asian="bold" style:font-size-complex="15pt" style:font-weight-complex="bold"/>
    </style:style>
    <style:style style:name="P37" style:family="paragraph" style:parent-style-name="Preformatted_20_Text" style:list-style-name="L2"/>
    <style:style style:name="T1" style:family="text">
      <style:text-properties fo:color="#000000" style:font-name="Times New Roman2" fo:font-size="10pt" fo:font-weight="normal" style:font-name-asian="Times New Roman2" style:font-size-asian="10pt" style:font-weight-asian="normal" style:font-name-complex="Times New Roman2" style:font-size-complex="10pt" style:font-weight-complex="normal"/>
    </style:style>
    <style:style style:name="T2" style:family="text">
      <style:text-properties fo:color="#000000" style:font-name="Times New Roman2" fo:font-size="12pt" style:font-name-asian="Times New Roman2" style:font-size-asian="12pt" style:font-name-complex="Times New Roman2" style:font-size-complex="12pt"/>
    </style:style>
    <style:style style:name="T3" style:family="text">
      <style:text-properties fo:color="#000000" style:font-name="Times New Roman2" fo:font-size="12pt" fo:font-weight="bold" style:font-name-asian="Times New Roman2" style:font-size-asian="12pt" style:font-weight-asian="bold" style:font-name-complex="Times New Roman2" style:font-size-complex="12pt" style:font-weight-complex="bold"/>
    </style:style>
    <style:style style:name="T4" style:family="text">
      <style:text-properties fo:color="#000000" style:font-name="Times New Roman2" fo:font-size="12pt" fo:font-weight="normal" style:font-name-asian="Times New Roman2" style:font-size-asian="12pt" style:font-weight-asian="normal" style:font-name-complex="Times New Roman2" style:font-size-complex="12pt" style:font-weight-complex="normal"/>
    </style:style>
    <style:style style:name="T5" style:family="text">
      <style:text-properties fo:font-weight="bold" style:font-weight-asian="bold" style:font-weight-complex="bold"/>
    </style:style>
    <style:style style:name="T6" style:family="text">
      <style:text-properties style:font-name="Calibri" fo:font-size="12pt" fo:font-weight="normal" style:font-size-asian="12pt" style:font-weight-asian="normal" style:font-size-complex="12pt" style:font-weight-complex="normal"/>
    </style:style>
    <style:style style:name="T7" style:family="text">
      <style:text-properties style:font-name="Calibri" fo:font-size="12pt" style:font-size-asian="12pt" style:font-size-complex="12pt"/>
    </style:style>
    <style:style style:name="T8" style:family="text">
      <style:text-properties style:font-name="Calibri" fo:font-size="12pt" fo:font-style="italic" style:text-underline-style="solid" style:text-underline-width="auto" style:text-underline-color="font-color" style:font-size-asian="12pt" style:font-style-asian="italic" style:font-size-complex="12pt" style:font-style-complex="italic"/>
    </style:style>
    <style:style style:name="T9" style:family="text">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style:font-name="Calibri" fo:font-size="12pt"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style:font-name="Calibri" fo:font-style="normal" style:font-style-asian="normal" style:font-style-complex="normal"/>
    </style:style>
    <style:style style:name="T12" style:family="text">
      <style:text-properties style:font-name="Calibri"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italic" style:font-style-asian="italic" style:font-style-complex="italic"/>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hanush-Advanced Check-in Script User Guide</text:p>
      <text:p text:style-name="P3"/>
      <text:p text:style-name="P3"/>
      <text:p text:style-name="P3"/>
      <text:p text:style-name="P3"/>
      <text:p text:style-name="P3"/>
      <text:p text:style-name="P3"/>
      <text:p text:style-name="P3"/>
      <text:p text:style-name="P3"/>
      <text:p text:style-name="P3"><draw:frame draw:style-name="fr1" draw:name="graphics1" text:anchor-type="paragraph" svg:width="2.652in" svg:height="1.1256in" draw:z-index="0"><draw:image xlink:href="Pictures/20000007000036730000155ECB466EA1.svm" xlink:type="simple" xlink:show="embed" xlink:actuate="onLoad"/></draw:frame></text:p>
      <text:p text:style-name="P2"/>
      <text:p text:style-name="P3"/>
      <text:p text:style-name="P3"/>
      <text:p text:style-name="P4">Software Version: 5.0</text:p>
      <text:p text:style-name="P4">July 10, 2014</text:p>
      <text:p text:style-name="P4"/>
      <text:p text:style-name="P4"/>
      <text:p text:style-name="P4"/>
      <text:p text:style-name="P4"/>
      <text:p text:style-name="P1"><text:span text:style-name="T2"><text:s/></text:span><text:span text:style-name="T3">Copy Right © 2014, Ineda Systems Inc., All Rights Reserved</text:span></text:p>
      <text:p text:style-name="P6"/>
      <text:p text:style-name="P1"><text:span text:style-name="T3"><text:s/></text:span><text:span text:style-name="T4">The contents of this document are provided in connection with Ineda System Inc., products. Ineda makes no representations or warranties with respect to the accuracy or completeness of the contents of this publication and reserves the right to make changes to specifications and product descriptions at any time without notice. The information contained herein may be of a preliminary or advanced nature and is subject to change without notice. No license, whether express, implied, arising by estoppel or otherwise, to any intellectual property rights is granted by this publication.</text:span></text:p>
      <text:p text:style-name="P7"/>
      <text:p text:style-name="P7"><text:s/>Ineda reserves the right to discontinue or make changes to its products at any time without notice. External references &amp; product names used in this publication are for identification purposes only and may be trademarks of their respective companies.</text:p>
      <text:p text:style-name="P7"/>
      <text:p text:style-name="P1"><text:span text:style-name="T4"><text:s/>Reproduction of this manual, or parts thereof, in any form, without the express written permission of Ineda Systems, Inc. is strictly prohibited.</text:span><text:span text:style-name="T1"> </text:span></text:p>
      <text:p text:style-name="P5"/>
      <text:p text:style-name="P10"><text:soft-page-break/>Introduction:</text:p>
      <text:p text:style-name="P9"/>
      <text:p text:style-name="P11"><text:tab/>Check-in script is used to build and sanity the developer code changes and then check-in to SVN through a build server. The Check-in script will only check-in the code changes after the build and sanity is passed, otherwise mail will be sent to development by providing appropriate build or sanity fail information informing that current check-in request is rejected.</text:p>
      <text:p text:style-name="P11"/>
      <text:p text:style-name="P15">Description:</text:p>
      <text:p text:style-name="P11"/>
      <text:p text:style-name="P11">Check-in script has the below mentioned check-in process to follow:</text:p>
      <text:p text:style-name="P11"/>
      <text:p text:style-name="P18">Build Process:</text:p>
      <text:p text:style-name="P11"/>
      <text:list xml:id="list39333174" text:style-name="L1">
        <text:list-item>
          <text:p text:style-name="P22">Initially user(developer) generates a patch through a patch generating script(Create_Patch.pl) provided by build team.</text:p>
        </text:list-item>
        <text:list-item>
          <text:p text:style-name="P22">The patch generating script produces three outputs</text:p>
          <text:list>
            <text:list-item>
              <text:p text:style-name="P22">*.patch (code_base.patch)</text:p>
            </text:list-item>
            <text:list-item>
              <text:p text:style-name="P22">add_information.log(additional files that are added or deleted in this code changes)</text:p>
            </text:list-item>
            <text:list-item>
              <text:p text:style-name="P22">repository_url.log(provides repo name that from which repository code has to be modified)</text:p>
            </text:list-item>
          </text:list>
        </text:list-item>
        <text:list-item>
          <text:p text:style-name="P22">User logins in to check-in request site with the SVN username and Password.</text:p>
        </text:list-item>
        <text:list-item>
          <text:p text:style-name="P22">User submits the Bug-id, CodeReview-ID, patch file, logs(repository_url.log and add_information log above mentioned) at the build request login.(Detailed step procedure explained in below sections)</text:p>
        </text:list-item>
        <text:list-item>
          <text:p text:style-name="P22">Merges user submitted code changes with the SVN code and performs build.</text:p>
          <text:list>
            <text:list-item>
              <text:p text:style-name="P22">If Merge failed(due to conflicts occured with the SVN code), mail will be send with error log as attachment.</text:p>
            </text:list-item>
            <text:list-item>
              <text:p text:style-name="P22">The requested code base changes will be deleted from the build server.</text:p>
            </text:list-item>
            <text:list-item>
              <text:p text:style-name="P20"><text:span text:style-name="T6">User needs to resolve </text:span><text:span text:style-name="T9">conflicts</text:span><text:span text:style-name="T6"> and need to </text:span><text:span text:style-name="T10">resubmit</text:span><text:span text:style-name="T6"> the new patch again to check-in his/her changes.</text:span></text:p>
            </text:list-item>
          </text:list>
        </text:list-item>
        <text:list-item>
          <text:p text:style-name="P22">Sends Mail, if build is passed or failed on the requested code base.</text:p>
        </text:list-item>
        <text:list-item>
          <text:p text:style-name="P22">If Build is passed, build image will be shared to perform the sanity on it.</text:p>
          <text:list>
            <text:list-item>
              <text:p text:style-name="P22">Build image has the tag name in the format -- codebase_Bugid_CodeReviewID_username to identify it easily.</text:p>
            </text:list-item>
            <text:list-item>
              <text:p text:style-name="P22">Check-in ID will be shared in mail for each check-in request, user needs to enter it in sanity request form.</text:p>
            </text:list-item>
            <text:list-item>
              <text:p text:style-name="P20"><text:span text:style-name="T6">Once the sanity is done user will submit the </text:span><text:span text:style-name="T10">sanity request</text:span><text:span text:style-name="T6"> on the same check-in request portal, with the given check-in ID in the build mail and sanity result log, indicating pass or fail.</text:span></text:p>
            </text:list-item>
          </text:list>
        </text:list-item>
        <text:list-item>
          <text:p text:style-name="P22">If Build is failed, fail log will be shared to resolve the errors.</text:p>
          <text:list>
            <text:list-item>
              <text:p text:style-name="P22">The requested code base changes will be deleted from the build server.</text:p>
            </text:list-item>
            <text:list-item>
              <text:p text:style-name="P20"><text:span text:style-name="T6">User needs to resolve the build errors and </text:span><text:span text:style-name="T10">resubmit</text:span><text:span text:style-name="T6"> for the check-in request.</text:span></text:p>
            </text:list-item>
          </text:list>
        </text:list-item>
      </text:list>
      <text:p text:style-name="P11"/>
      <text:p text:style-name="P11">--&gt; Patch_generation <text:s/>--&gt; Build request login(logins with SVN username and password) --&gt; Build request form submission(Bug-ID, CodeReview-ID, patch, logs) <text:s/>--&gt; Merge code changes with latest SVN revision --&gt;Sends mail for merge fail |If failed regenerates new patch| --&gt; Builds for the requested code base <text:s/>--&gt; Sends mail for Pass or Fail</text:p>
      <text:p text:style-name="P11"><text:soft-page-break/></text:p>
      <text:p text:style-name="P11">--&gt; If Build Passed --&gt; Asks user to perform sanity on the image shared at build server share path and to submit sanity request with the obtained sanity pass or fail information.</text:p>
      <text:p text:style-name="P11"/>
      <text:p text:style-name="P11">--&gt;If Build Failed --&gt; Mail will be sent to the team sharing build fail log, deletes developer build requested code changes and the requested code check-in is rejected.</text:p>
      <text:p text:style-name="P11"/>
      <text:p text:style-name="P18">Sanity Process:</text:p>
      <text:p text:style-name="P18"/>
      <text:list xml:id="list39352643" text:style-name="L2">
        <text:list-item>
          <text:p text:style-name="P23">User performs the sanity on the build image shared and logins in to same check -in request portal with the same SVN username and SVN password.</text:p>
        </text:list-item>
        <text:list-item>
          <text:p text:style-name="P23">User fills the Sanity Request Form fields as entered in build request form.</text:p>
        </text:list-item>
        <text:list-item>
          <text:p text:style-name="P23">Compares the entered fields with the fields entered when the build request form submitted.</text:p>
        </text:list-item>
        <text:list-item>
          <text:p text:style-name="P23">If the details entered does not matched with the fields available on build server, it keeps remain there and do not check-in <text:s/>the submitted code changes in to SVN.</text:p>
        </text:list-item>
        <text:list-item>
          <text:p text:style-name="P23">User submits the sanity result indicating Passed or Failed information.</text:p>
        </text:list-item>
        <text:list-item>
          <text:p text:style-name="P23">User submits the SVN check-in comments that appear on SVN log after the SVN commit.</text:p>
        </text:list-item>
        <text:list-item>
          <text:p text:style-name="P23">If Sanity is Passed, code changes will be check-in to SVN, only when the code base revision is same as SVN revision(i.e., When no SVN check-in's are happened to the check-in requested code base).</text:p>
          <text:list>
            <text:list-item>
              <text:p text:style-name="P23">If SVN revision is different from the requested code base check-in revision, the code will not be check-in to SVN.</text:p>
            </text:list-item>
            <text:list-item>
              <text:p text:style-name="P23">The requested code base changes will be deleted from the build server.</text:p>
            </text:list-item>
            <text:list-item>
              <text:p text:style-name="P23">Code base revisions differences will happen, when the code bases has requests on the same code base, out of which any check-in request may submit and changes the SVN revision.</text:p>
            </text:list-item>
            <text:list-item>
              <text:p text:style-name="P23">User needs to <text:span text:style-name="T17">resubmit</text:span> the new patch again to check-in his/her changes.</text:p>
            </text:list-item>
          </text:list>
        </text:list-item>
        <text:list-item>
          <text:p text:style-name="P23">If Sanity is failed, result log will be shared to fix the issues that has occured.</text:p>
          <text:list>
            <text:list-item>
              <text:p text:style-name="P23">The requested code base changes will be deleted from the build server.</text:p>
            </text:list-item>
            <text:list-item>
              <text:p text:style-name="P23">User needs to resolve the issues and resubmit for the check-in request.</text:p>
            </text:list-item>
          </text:list>
        </text:list-item>
      </text:list>
      <text:p text:style-name="P11"/>
      <text:p text:style-name="P11">--&gt; Perform Sanity --&gt; Get Sanity Results <text:s/>--&gt; Sanity request login(logins with SVN username and password) --&gt; Sanity Request form submission(Check-In ID, sanity result log, Pass or fail, SVN check-in comments) <text:s/>--&gt; Identifies requested sanity information(Check-in ID, username) with the available information submitted when build request entered.</text:p>
      <text:p text:style-name="P11"/>
      <text:p text:style-name="P11">--&gt; If Sanity Passed --&gt; Check-in's the code in to SVN with the user requested code changes and deletes the requested code base data from the build server.</text:p>
      <text:p text:style-name="P11"/>
      <text:p text:style-name="P11">--&gt;If Sanity Failed --&gt; Mail will be sent to the team sharing sanity result log, deletes developer build requested code changes and the requested code check-in is rejected.</text:p>
      <text:p text:style-name="P18"/>
      <text:p text:style-name="P18">Others:</text:p>
      <text:p text:style-name="P34"/>
      <text:list xml:id="list40291801" text:continue-numbering="true" text:style-name="L2">
        <text:list-item>
          <text:p text:style-name="P37"><text:span text:style-name="T6">In this user can submit any docs, scripts and other code bases which do not have build and sanity requirement can check-in from here.</text:span></text:p>
        </text:list-item>
        <text:list-item>
          <text:p text:style-name="P37"><text:span text:style-name="T6">User generates local working copy repository information in to a log file by executing below <text:s/></text:span><text:soft-page-break/><text:span text:style-name="T6">command:</text:span></text:p>
          <text:list>
            <text:list-item>
              <text:p text:style-name="P37"><text:span text:style-name="T6">svn info working_copy &gt; repository_url.log. (here working_copy can be with any name)</text:span></text:p>
            </text:list-item>
          </text:list>
        </text:list-item>
        <text:list-item>
          <text:p text:style-name="P37"><text:span text:style-name="T6">User needs to compress(tar or zip) the local working copy and needs to submit it in the check-in request portal.</text:span></text:p>
        </text:list-item>
        <text:list-item>
          <text:p text:style-name="P37"><text:span text:style-name="T6">Local working copy will have all general modifications, svn addition or deletion etc., this local copy made to compressed file(tar or zip) and submit in the check-in request portal.</text:span></text:p>
        </text:list-item>
        <text:list-item>
          <text:p text:style-name="P23">User fills the Check-in Request Form fields as entered in build request form.</text:p>
        </text:list-item>
        <text:list-item>
          <text:p text:style-name="P23">User enters bug-ID, code review ID, compressed file(*.zip or *.tar.gz)repository log(repository_url.log) and Check-in comments - <text:s/>which appear in the svn commit log.</text:p>
        </text:list-item>
        <text:list-item>
          <text:p text:style-name="P26">If the entered URL is correct for the working copy, the changes with in the working copy will go in to SVN.</text:p>
        </text:list-item>
      </text:list>
      <text:p text:style-name="P25"/>
      <text:p text:style-name="P25">--&gt; Generates Repository info log --&gt; compress local working copy <text:s/>--&gt; check-in request login(logins with SVN username and password) by selecting others in login page --&gt; Check-in Request form submission(Bug-ID, Code Review-ID, Compressed working copy file, repository_url.log, SVN check-in comments) --&gt; Check-in's the submitted changes.</text:p>
      <text:p text:style-name="P25"/>
      <text:p text:style-name="P15">Check-in script Steps:</text:p>
      <text:p text:style-name="P12"/>
      <text:p text:style-name="P12">Please follow the below steps to check-in the code in to the SVN:</text:p>
      <text:p text:style-name="P17"/>
      <text:p text:style-name="P12">Step-1:</text:p>
      <text:list xml:id="list39347584" text:style-name="L3">
        <text:list-item>
          <text:p text:style-name="P24">Create a Patch by running patch creation script(Create_Patch.pl) provided by build team at user PC(terminal). User needs to enter the local code path where he wants to create a patch.(script will ask to enter the path)</text:p>
        </text:list-item>
        <text:list-item>
          <text:p text:style-name="P24">Patch creating script(Create_patch.pl) generates three outputs after executing it: *.patch, add_information.log, repository_url.log.</text:p>
        </text:list-item>
      </text:list>
      <text:p text:style-name="P12">Step-2:</text:p>
      <text:p text:style-name="P13"><text:tab/>Login to check-in request site<text:span text:style-name="T14">(</text:span><text:a xlink:type="simple" xlink:href="http://192.168.42.46/cgi-bin/login.pl"><text:span text:style-name="T14">http://192.168.42.46/cgi-bin/login.pl</text:span></text:a><text:span text:style-name="T14">)</text:span>with the SVN username and password.</text:p>
      <text:p text:style-name="P13"/>
      <text:p text:style-name="P12">Step-3:</text:p>
      <text:p text:style-name="P13"><text:tab/>Select the request as needed Build Request or Sanity Request by clicking on the Build or Sanity scrollings.</text:p>
      <text:p text:style-name="P13"/>
      <text:p text:style-name="P12">Step-4:</text:p>
      <text:p text:style-name="P13"><text:tab/>If you select build request, the <text:span text:style-name="T5">Build Process</text:span> will execute as explained in above.</text:p>
      <text:p text:style-name="P13"/>
      <text:p text:style-name="P12">Step-5:</text:p>
      <text:p text:style-name="Preformatted_20_Text"><text:span text:style-name="T7"><text:tab/>Enter the appropriate fields on the next page(Build Request Form) – BugID, CodeReview-ID, patchfile, add_information.log, repository_url.log generated from </text:span><text:span text:style-name="T8">Step-1</text:span><text:span text:style-name="T7">.</text:span></text:p>
      <text:p text:style-name="P13"/>
      <text:p text:style-name="P12">Step-6:</text:p>
      <text:p text:style-name="P13"><text:tab/>Check the No-Conflicts box in the page indicating that no conflicts are identified while generating a patch.(simply code which is submitting has No conflicts occured with the SVN code).</text:p>
      <text:p text:style-name="P13"/>
      <text:p text:style-name="P12">Step-7:</text:p>
      <text:p text:style-name="P12"><text:tab/><text:span text:style-name="T13">Submit the build request, to perform the build on the required code base. Mail will be send </text:span><text:soft-page-break/><text:span text:style-name="T13">on the build information, whether merge or build is passed or failed.</text:span></text:p>
      <text:p text:style-name="P8"><text:tab/></text:p>
      <text:p text:style-name="P8"><text:tab/>If the Merge is failed user needs to resolve the conflicts and needs to resubmit as a new request.</text:p>
      <text:p text:style-name="P14"><text:tab/>If the Merge is passed it continues the check-in process to build the requested code base.</text:p>
      <text:p text:style-name="P14"><text:tab/></text:p>
      <text:p text:style-name="P14"><text:tab/>If the Build is failed user needs to rectify the error and needs to resubmit as a new request.</text:p>
      <text:p text:style-name="P14"><text:tab/>If the Build is passed it holds the check-in process to get the sanity result from the user.</text:p>
      <text:p text:style-name="P14"/>
      <text:p text:style-name="P12">Step-8:</text:p>
      <text:p text:style-name="P14"><text:tab/>Perform the sanity on the build image shared at certain path provided in the build pass mail. Then Submit the sanity result to build server to check-in the code changes in to SVN.</text:p>
      <text:p text:style-name="P14"/>
      <text:p text:style-name="P12">Step-9:</text:p>
      <text:p text:style-name="P12"><text:span text:style-name="T13"><text:tab/>After Sanity done, login to <text:s/>check-in request site(</text:span><text:a xlink:type="simple" xlink:href="http://192.168.42.46/cgi-bin/login.pl"><text:span text:style-name="T13">http://192.168.42.46/cgi-bin/login.pl</text:span></text:a><text:span text:style-name="T13">) with the SVN username and SVN password.</text:span></text:p>
      <text:p text:style-name="P14"/>
      <text:p text:style-name="P12">Step-10:</text:p>
      <text:p text:style-name="P14"><text:tab/>Select the Sanity Request form, then the <text:span text:style-name="T5">Sanity Process </text:span>will execute as explained in above.</text:p>
      <text:p text:style-name="P11"/>
      <text:p text:style-name="P12">Step-11:</text:p>
      <text:p text:style-name="P11"><text:span text:style-name="T15"><text:tab/></text:span><text:span text:style-name="T13">Enter the appropriate information in the fields on the next page(Sanity Request Form) – </text:span><text:span text:style-name="T13">Check-in ID and provide Sanity Result – Pass or Fail option, Submit the Sanity result log, SVN Check-in comments and select the </text:span><text:span text:style-name="T13">code base from the drop-down list.</text:span></text:p>
      <text:p text:style-name="P8"><text:tab/>If the Sanity is failed user needs to resolve the issue and needs to submit as a new check-in request.</text:p>
      <text:p text:style-name="P14"><text:tab/>If the Sanity is passed, code will be check-in to SVN, when SVN revision and code base revisions are same. Otherwise user needs to resubmit a new patch.</text:p>
      <text:p text:style-name="P14"/>
      <text:p text:style-name="P14"/>
      <text:p text:style-name="P16">Check-in script Steps for other codes which do not require build or sanity processes like docs, backup codes:</text:p>
      <text:p text:style-name="P16"/>
      <text:p text:style-name="P12">Please follow the below steps to check-in the code in to the SVN:</text:p>
      <text:p text:style-name="P17"/>
      <text:p text:style-name="P12">Step-1:</text:p>
      <text:p text:style-name="P12"/>
      <text:list xml:id="list40304242" text:continue-list="list39347584" text:style-name="L3">
        <text:list-item text:start-value="1">
          <text:p text:style-name="P24">Create a Repository info log by running svn info command. </text:p>
        </text:list-item>
      </text:list>
      <text:p text:style-name="P11"><text:tab/><text:tab/>Ex: svn info some_working_copy &gt; <text:s/>repository_url.log.</text:p>
      <text:list xml:id="list40287043" text:continue-numbering="true" text:style-name="L3">
        <text:list-item>
          <text:p text:style-name="P24">Create a compressed file (tar or zip or tar.gz)for the local working copy which has all local modifications like svn addition, deletions which are need to go in to SVN at user terminal.</text:p>
        </text:list-item>
      </text:list>
      <text:p text:style-name="P12">Step-2:</text:p>
      <text:p text:style-name="P13"><text:tab/>Login to check-in request site<text:span text:style-name="T14">(</text:span><text:a xlink:type="simple" xlink:href="http://192.168.42.46/cgi-bin/login.pl"><text:span text:style-name="T14">http://192.168.42.46/cgi-bin/login.pl</text:span></text:a><text:span text:style-name="T14">)</text:span>with the SVN username and password.</text:p>
      <text:p text:style-name="P13"/>
      <text:p text:style-name="P12">Step-3:</text:p>
      <text:p text:style-name="P13"><text:tab/>Select the request "Others" by clicking on the Build or Sanity or Others scrollings.</text:p>
      <text:p text:style-name="P13"/>
      <text:p text:style-name="P12"><text:soft-page-break/>Step-4:</text:p>
      <text:p text:style-name="P14"><text:tab/>Enter the appropriate fields on the next page(Check-in Request Form) – BugID, CodeReview-ID, <text:s/>compressed file, repository_url.log <text:s/>generated from <text:span text:style-name="T16">Step-1</text:span> and check-in comments.</text:p>
      <text:p text:style-name="P14"/>
      <text:p text:style-name="P12">Step-5:</text:p>
      <text:p text:style-name="P12"><text:tab/><text:span text:style-name="T13">If the user entered working copy and repository info log are correct then the modified changes with in the working copy will check-in to SVN. Other wise user needs to reenter with correct information.</text:span></text:p>
      <text:p text:style-name="P12"/>
      <text:p text:style-name="P16">Advantages:</text:p>
      <text:p text:style-name="P16"/>
      <text:list xml:id="list39325844" text:style-name="L4">
        <text:list-item>
          <text:p text:style-name="P28">Code Check-in's will happen only after sanity and build is done.</text:p>
        </text:list-item>
        <text:list-item>
          <text:p text:style-name="P28">It can accept multiple build requests from multiple users at a time.</text:p>
        </text:list-item>
        <text:list-item>
          <text:p text:style-name="P28">It can handle multiple builds on the build server for the same code base build - from different users.</text:p>
        </text:list-item>
        <text:list-item>
          <text:p text:style-name="P28">Build image shared will have only one build request change, one developer change, one bug fix change.</text:p>
          <text:p text:style-name="P28"/>
        </text:list-item>
      </text:list>
      <text:p text:style-name="P16">Limitations:</text:p>
      <text:p text:style-name="P16"/>
      <text:list xml:id="list39345464" text:style-name="L5">
        <text:list-item>
          <text:p text:style-name="P29">Binary files are not allowed in SVN patches, empty binary file will check-in to SVN.</text:p>
        </text:list-item>
      </text:list>
      <text:p text:style-name="P14"/>
      <text:p text:style-name="P16">Suggestions:</text:p>
      <text:p text:style-name="P14"/>
      <text:p text:style-name="P19"><text:span text:style-name="T11"><text:tab/></text:span><text:span text:style-name="T12">This portion is to intimate the user about the wrong possiblities that may be happen, because of the difference from manual to automation.</text:span></text:p>
      <text:p text:style-name="P12"/>
      <text:list xml:id="list39351839" text:style-name="L6">
        <text:list-item>
          <text:p text:style-name="P30">User needs to cross check the code changes, once the patch and logs are generated(status log has the information) before the build request submission.</text:p>
        </text:list-item>
        <text:list-item>
          <text:p text:style-name="P30">Once the check-in is done, please cross check the list of files that got modified on the SVN.</text:p>
        </text:list-item>
        <text:list-item>
          <text:p text:style-name="P30">Please do not refresh the page for submitting the same build request, please re-enter the fields.</text:p>
        </text:list-item>
      </text:list>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Liberation Serif" svg:font-family="'Liberation Serif'" style:font-family-generic="roman"/>
    <style:font-face style:name="Times New Roman2" svg:font-family="'Times New Roman', 'Times New Roman'" style:font-family-generic="roman"/>
    <style:font-face style:name="Cambria" svg:font-family="Cambria, Cambria" style:font-family-generic="swiss"/>
    <style:font-face style:name="Times New Roman1" svg:font-family="'Times New Roman', Time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Liberation Serif" fo:font-size="10pt" style:font-name-asian="Liberation Serif" style:font-size-asian="10pt" style:font-name-complex="Liberation Serif"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0H26M55S</meta:editing-duration>
    <meta:editing-cycles>125</meta:editing-cycles>
    <meta:generator>OpenOffice.org/3.3$Win32 OpenOffice.org_project/330m20$Build-9567</meta:generator>
    <dc:date>2014-07-22T20:14:13.77</dc:date>
    <dc:creator>vinay </dc:creator>
    <meta:document-statistic meta:table-count="0" meta:image-count="1" meta:object-count="0" meta:page-count="6" meta:paragraph-count="121" meta:word-count="2017" meta:character-count="12171"/>
    <meta:user-defined meta:name="Info 1"/>
    <meta:user-defined meta:name="Info 2"/>
    <meta:user-defined meta:name="Info 3"/>
    <meta:user-defined meta:name="Info 4"/>
  </office:meta>
</office:document-meta>
</file>